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sic Maze Game No. 2 GDD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11cm" fo:margin-bottom="2.014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Started on 25/01/1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arlie Gracie</meta:initial-creator>
    <meta:creation-date>2018-01-25T13:36:21.99</meta:creation-date>
    <meta:document-statistic meta:table-count="0" meta:image-count="0" meta:object-count="0" meta:page-count="1" meta:paragraph-count="2" meta:word-count="9" meta:character-count="44"/>
    <dc:date>2018-01-25T13:37:25.32</dc:date>
    <dc:creator>Charlie Gracie</dc:creator>
    <meta:editing-duration>PT1M3S</meta:editing-duration>
    <meta:editing-cycles>1</meta:editing-cycles>
    <meta:generator>OpenOffice/4.1.3$Win32 OpenOffice.org_project/413m1$Build-9783</meta:generator>
  </office:meta>
</office:document-meta>
</file>